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6.65in" fo:margin-left="-0.0813in" fo:margin-top="0in" fo:margin-bottom="0in" table:align="left"/>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background-color="#ffffff" fo:padding-left="0.075in" fo:padding-right="0.075in" fo:padding-top="0in" fo:padding-bottom="0in" fo:border="1pt solid #000001">
        <style:background-image/>
      </style:table-cell-properties>
    </style:style>
    <style:style style:name="P1" style:family="paragraph" style:parent-style-name="Standard">
      <loext:graphic-properties draw:fill-color="#ffffff"/>
      <style:paragraph-properties fo:padding="0in" fo:border="none"/>
    </style:style>
    <style:style style:name="P2" style:family="paragraph" style:parent-style-name="Standard">
      <loext:graphic-properties draw:fill-color="#ffffff"/>
      <style:paragraph-properties fo:padding="0in" fo:border="none"/>
      <style:text-properties fo:font-variant="normal" fo:text-transform="none" fo:color="#333333" fo:font-weight="bold" officeooo:rsid="000b04c0" officeooo:paragraph-rsid="000b04c0" style:font-weight-asian="bold"/>
    </style:style>
    <style:style style:name="P3" style:family="paragraph" style:parent-style-name="Standard">
      <loext:graphic-properties draw:fill-color="#ffffff"/>
      <style:paragraph-properties fo:padding="0in" fo:border="none"/>
      <style:text-properties fo:font-variant="normal" fo:text-transform="none"/>
    </style:style>
    <style:style style:name="P4" style:family="paragraph" style:parent-style-name="Standard">
      <loext:graphic-properties draw:fill-color="#ffffff"/>
      <style:paragraph-properties fo:margin-top="0in" fo:margin-bottom="0in" loext:contextual-spacing="false" fo:line-height="148%" fo:padding="0in" fo:border="none"/>
    </style:style>
    <style:style style:name="P5" style:family="paragraph" style:parent-style-name="Standard">
      <loext:graphic-properties draw:fill-color="#ffffff"/>
      <style:paragraph-properties fo:margin-top="0in" fo:margin-bottom="0in" loext:contextual-spacing="false" fo:line-height="100%" fo:padding="0in" fo:border="none"/>
      <style:text-properties fo:font-variant="normal" fo:text-transform="none" fo:color="#333333"/>
    </style:style>
    <style:style style:name="P6" style:family="paragraph" style:parent-style-name="Standard">
      <loext:graphic-properties draw:fill-color="#ffffff"/>
      <style:paragraph-properties fo:margin-top="0in" fo:margin-bottom="0in" loext:contextual-spacing="false" fo:line-height="148%" fo:padding="0in" fo:border="none"/>
      <style:text-properties fo:font-variant="normal" fo:text-transform="none" fo:color="#333333"/>
    </style:style>
    <style:style style:name="P7" style:family="paragraph" style:parent-style-name="Standard">
      <loext:graphic-properties draw:fill-color="#ffffff"/>
      <style:paragraph-properties fo:margin-top="0in" fo:margin-bottom="0in" loext:contextual-spacing="false" fo:line-height="148%" fo:padding="0in" fo:border="none"/>
      <style:text-properties fo:font-variant="normal" fo:text-transform="none" fo:color="#333333" fo:font-weight="bold" style:font-weight-asian="bold"/>
    </style:style>
    <style:style style:name="P8" style:family="paragraph" style:parent-style-name="Standard">
      <loext:graphic-properties draw:fill-color="#ffffff"/>
      <style:paragraph-properties fo:margin-top="0in" fo:margin-bottom="0in" loext:contextual-spacing="false" fo:line-height="148%" fo:padding="0in" fo:border="none"/>
      <style:text-properties fo:font-variant="normal" fo:text-transform="none" fo:color="#333333" fo:font-weight="bold" officeooo:rsid="000b04c0" officeooo:paragraph-rsid="000b04c0" style:font-weight-asian="bold"/>
    </style:style>
    <style:style style:name="P9" style:family="paragraph" style:parent-style-name="Standard">
      <loext:graphic-properties draw:fill-color="#ffffff"/>
      <style:paragraph-properties fo:margin-top="0in" fo:margin-bottom="0in" loext:contextual-spacing="false" fo:line-height="148%" fo:padding="0in" fo:border="none"/>
      <style:text-properties fo:font-variant="normal" fo:text-transform="none" fo:color="#333333" officeooo:rsid="000b04c0" officeooo:paragraph-rsid="000b04c0"/>
    </style:style>
    <style:style style:name="P10" style:family="paragraph" style:parent-style-name="Standard">
      <loext:graphic-properties draw:fill-color="#ffffff"/>
      <style:paragraph-properties fo:margin-top="0in" fo:margin-bottom="0in" loext:contextual-spacing="false" fo:line-height="100%" fo:padding="0in" fo:border="none"/>
    </style:style>
    <style:style style:name="P11" style:family="paragraph" style:parent-style-name="Standard" style:master-page-name="Standard">
      <loext:graphic-properties draw:fill-color="#ffffff"/>
      <style:paragraph-properties style:page-number="1" fo:padding="0in" fo:border="none"/>
      <style:text-properties officeooo:paragraph-rsid="000b04c0"/>
    </style:style>
    <style:style style:name="T1" style:family="text">
      <style:text-properties fo:font-variant="normal" fo:text-transform="none"/>
    </style:style>
    <style:style style:name="T2" style:family="text">
      <style:text-properties fo:font-variant="normal" fo:text-transform="none" fo:color="#333333" fo:font-weight="bold" style:font-weight-asian="bold"/>
    </style:style>
    <style:style style:name="T3" style:family="text">
      <style:text-properties fo:font-variant="normal" fo:text-transform="none" fo:color="#333333"/>
    </style:style>
    <style:style style:name="T4" style:family="text">
      <style:text-properties fo:font-variant="normal" fo:text-transform="none" officeooo:rsid="000b04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Name: Josiah Kowalski <text:tab/><text:tab/><text:tab/> <text:s text:c="26"/>[</text:span><text:span text:style-name="T4">Assignment 5.02 while Loops (part 2)</text:span><text:span text:style-name="T1">]</text:span></text:p>
      <text:p text:style-name="P1"><text:span text:style-name="T2">Each assignment has three parts.</text:span></text:p>
      <text:p text:style-name="P1"><text:span text:style-name="T2">Part One:</text:span><text:span text:style-name="T3"> Follow the assignment directions and create an outline of your program (pseudocode).</text:span></text:p>
      <text:p text:style-name="P1"><text:span text:style-name="T2">Insert your pseudocode here:</text:span></text:p>
      <text:p text:style-name="P2">/**</text:p>
      <text:p text:style-name="P2"><text:s/>* This program plays a guessing game with the user </text:p>
      <text:p text:style-name="P2"><text:s/>* </text:p>
      <text:p text:style-name="P2"><text:s/>* @author Josiah K.</text:p>
      <text:p text:style-name="P2"><text:s/>* @version 11/20/19</text:p>
      <text:p text:style-name="P2"><text:s/>*/</text:p>
      <text:p text:style-name="P2">import java.util.Scanner</text:p>
      <text:p text:style-name="P2">public class GuessingGameV2</text:p>
      <text:p text:style-name="P2"/>
      <text:p text:style-name="P2"><text:s text:c="4"/>public static void main(String[] args) </text:p>
      <text:p text:style-name="P2"><text:s text:c="4"/></text:p>
      <text:p text:style-name="P2"><text:s text:c="4"/>// define variables </text:p>
      <text:p text:style-name="P2"><text:s text:c="4"/>Scanner in = new Scanner(System.in)</text:p>
      <text:p text:style-name="P2"><text:s text:c="4"/>double randomNum = Math.random()</text:p>
      <text:p text:style-name="P2"><text:s text:c="4"/>int randomNumFinal = 0</text:p>
      <text:p text:style-name="P2"><text:s text:c="4"/>int guessNumber = 0</text:p>
      <text:p text:style-name="P2"><text:s text:c="4"/>int lowRange = 0</text:p>
      <text:p text:style-name="P2"><text:s text:c="4"/>int highRange = 0</text:p>
      <text:p text:style-name="P2"><text:s text:c="4"/>int counter = 0</text:p>
      <text:p text:style-name="P2"><text:s text:c="4"/></text:p>
      <text:p text:style-name="P2"><text:s text:c="4"/>// acquiring proper range</text:p>
      <text:p text:style-name="P2"><text:soft-page-break/><text:s text:c="4"/>println("\nEnter two natural numbers seperated by a space as your range (e.g. 20 50): ")</text:p>
      <text:p text:style-name="P2"><text:s text:c="8"/>lowRange = in.nextInt()</text:p>
      <text:p text:style-name="P2"><text:s text:c="8"/>highRange = in.nextInt()</text:p>
      <text:p text:style-name="P2"><text:s text:c="8"/>highRange += 1</text:p>
      <text:p text:style-name="P2"><text:s text:c="8"/>randomNumFinal = (int) (((highRange - lowRange) * randomNum) + lowRange)</text:p>
      <text:p text:style-name="P2"/>
      <text:p text:style-name="P2"><text:s text:c="4"/>// while loop for guessing</text:p>
      <text:p text:style-name="P2"><text:s text:c="4"/>while(guessNumber != randomNumFinal)</text:p>
      <text:p text:style-name="P2"><text:s text:c="4"/></text:p>
      <text:p text:style-name="P2"><text:s text:c="8"/>print("Enter your guess: ")</text:p>
      <text:p text:style-name="P2"><text:s text:c="8"/>guessNumber = in.nextInt()</text:p>
      <text:p text:style-name="P2"/>
      <text:p text:style-name="P2"><text:s text:c="8"/>if(guessNumber &lt; randomNumFinal)</text:p>
      <text:p text:style-name="P2"><text:s text:c="8"/></text:p>
      <text:p text:style-name="P2"><text:s text:c="12"/>println("Too low")</text:p>
      <text:p text:style-name="P2"><text:s text:c="8"/></text:p>
      <text:p text:style-name="P2"><text:s text:c="8"/>else if(guessNumber &gt; randomNumFinal)</text:p>
      <text:p text:style-name="P2"><text:s text:c="8"/></text:p>
      <text:p text:style-name="P2"><text:s text:c="12"/>println("Too high")</text:p>
      <text:p text:style-name="P2"><text:s text:c="8"/></text:p>
      <text:p text:style-name="P2"><text:s text:c="8"/>else</text:p>
      <text:p text:style-name="P2"><text:s text:c="8"/></text:p>
      <text:p text:style-name="P2"><text:s text:c="12"/>println("You got it!")</text:p>
      <text:p text:style-name="P2"><text:s text:c="8"/></text:p>
      <text:p text:style-name="P2"><text:s text:c="8"/>counter ++ </text:p>
      <text:p text:style-name="P2"><text:soft-page-break/><text:s text:c="4"/></text:p>
      <text:p text:style-name="P2"/>
      <text:p text:style-name="P2"><text:s text:c="4"/>println("The number was: " + randomNumFinal)</text:p>
      <text:p text:style-name="P2"><text:s text:c="4"/>println("Number of guesses: " + counter)</text:p>
      <text:p text:style-name="P2"><text:s text:c="4"/>in.close() </text:p>
      <text:p text:style-name="P2"><text:s text:c="4"/></text:p>
      <text:p text:style-name="P2"/>
      <text:p text:style-name="P2"/>
      <text:p text:style-name="P4"><text:span text:style-name="T2">Part Two:</text:span><text:span text:style-name="T3"> Code the program. Use the IDE to code and test your program.</text:span></text:p>
      <text:p text:style-name="P5"/>
      <text:p text:style-name="P10"><text:span text:style-name="T2">Example of expected output: </text:span><text:span text:style-name="T3">The </text:span><text:span text:style-name="T1">output for your program should resemble the screen shot at the end of the assignment description. Your specific results will vary depending on the choices you make about the design and the input provided.</text:span></text:p>
      <text:p text:style-name="P3"/>
      <text:p text:style-name="P1"><text:span text:style-name="T2">Insert a copy of your code from the IDE here:</text:span></text:p>
      <text:p text:style-name="P7"/>
      <text:p text:style-name="P8">/**</text:p>
      <text:p text:style-name="P8"><text:s/>* This program plays a guessing game with the user </text:p>
      <text:p text:style-name="P8"><text:s/>* </text:p>
      <text:p text:style-name="P8"><text:s/>* @author Josiah K.</text:p>
      <text:p text:style-name="P8"><text:s/>* @version 11/20/19</text:p>
      <text:p text:style-name="P8"><text:s/>*/</text:p>
      <text:p text:style-name="P8">import java.util.Scanner;</text:p>
      <text:p text:style-name="P8">public class GuessingGameV2</text:p>
      <text:p text:style-name="P8">{</text:p>
      <text:p text:style-name="P8"><text:s text:c="4"/>public static void main(String[] args) </text:p>
      <text:p text:style-name="P8"><text:s text:c="4"/>{</text:p>
      <text:p text:style-name="P8"><text:s text:c="4"/>// define variables </text:p>
      <text:p text:style-name="P8"><text:s text:c="4"/>Scanner in = new Scanner(System.in);</text:p>
      <text:p text:style-name="P8"><text:s text:c="4"/>double randomNum = Math.random();</text:p>
      <text:p text:style-name="P8"><text:s text:c="4"/>int randomNumFinal = 0;</text:p>
      <text:p text:style-name="P8"><text:soft-page-break/><text:s text:c="4"/>int guessNumber = 0;</text:p>
      <text:p text:style-name="P8"><text:s text:c="4"/>int lowRange = 0;</text:p>
      <text:p text:style-name="P8"><text:s text:c="4"/>int highRange = 0;</text:p>
      <text:p text:style-name="P8"><text:s text:c="4"/>int counter = 0;</text:p>
      <text:p text:style-name="P8"><text:s text:c="4"/></text:p>
      <text:p text:style-name="P8"><text:s text:c="4"/>// acquiring proper range</text:p>
      <text:p text:style-name="P8"><text:s text:c="4"/>System.out.println("\nEnter two natural numbers seperated by a space as your range (e.g. 20 50): ");</text:p>
      <text:p text:style-name="P8"><text:s text:c="8"/>lowRange = in.nextInt();</text:p>
      <text:p text:style-name="P8"><text:s text:c="8"/>highRange = in.nextInt();</text:p>
      <text:p text:style-name="P8"><text:s text:c="8"/>highRange += 1;</text:p>
      <text:p text:style-name="P8"><text:s text:c="8"/>randomNumFinal = (int) (((highRange - lowRange) * randomNum) + lowRange);</text:p>
      <text:p text:style-name="P8"/>
      <text:p text:style-name="P8"><text:s text:c="4"/>// while loop for guessing</text:p>
      <text:p text:style-name="P8"><text:s text:c="4"/>while(guessNumber != randomNumFinal)</text:p>
      <text:p text:style-name="P8"><text:s text:c="4"/>{</text:p>
      <text:p text:style-name="P8"><text:s text:c="8"/>System.out.print("Enter your guess: ");</text:p>
      <text:p text:style-name="P8"><text:s text:c="8"/>guessNumber = in.nextInt();</text:p>
      <text:p text:style-name="P8"/>
      <text:p text:style-name="P8"><text:s text:c="8"/>if(guessNumber &lt; randomNumFinal)</text:p>
      <text:p text:style-name="P8"><text:s text:c="8"/>{</text:p>
      <text:p text:style-name="P8"><text:s text:c="12"/>System.out.println("Too low");</text:p>
      <text:p text:style-name="P8"><text:s text:c="8"/>}</text:p>
      <text:p text:style-name="P8"><text:s text:c="8"/>else if(guessNumber &gt; randomNumFinal)</text:p>
      <text:p text:style-name="P8"><text:s text:c="8"/>{</text:p>
      <text:p text:style-name="P8"><text:s text:c="12"/>System.out.println("Too high");</text:p>
      <text:p text:style-name="P8"><text:s text:c="8"/>}</text:p>
      <text:p text:style-name="P8"><text:s text:c="8"/>else</text:p>
      <text:p text:style-name="P8"><text:s text:c="8"/>{</text:p>
      <text:p text:style-name="P8"><text:s text:c="12"/>System.out.println("You got it!");</text:p>
      <text:p text:style-name="P8"><text:s text:c="8"/>}</text:p>
      <text:p text:style-name="P8"><text:s text:c="8"/>counter ++; </text:p>
      <text:p text:style-name="P8"><text:s text:c="4"/>}</text:p>
      <text:p text:style-name="P8"><text:soft-page-break/></text:p>
      <text:p text:style-name="P8"><text:s text:c="4"/>System.out.println("The number was: " + randomNumFinal);</text:p>
      <text:p text:style-name="P8"><text:s text:c="4"/>System.out.println("Number of guesses: " + counter);</text:p>
      <text:p text:style-name="P8"><text:s text:c="4"/>in.close(); </text:p>
      <text:p text:style-name="P8"><text:s text:c="4"/>}</text:p>
      <text:p text:style-name="P8"/>
      <text:p text:style-name="P8">}</text:p>
      <text:p text:style-name="P4"><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4"><text:span text:style-name="T2">Review Question</text:span></text:p>
          </table:table-cell>
          <table:table-cell table:style-name="Table1.A1" office:value-type="string">
            <text:p text:style-name="P4"><text:span text:style-name="T2">Response</text:span></text:p>
          </table:table-cell>
        </table:table-row>
        <table:table-row table:style-name="Table1.1">
          <table:table-cell table:style-name="Table1.A1" office:value-type="string">
            <text:p text:style-name="P4"><text:span text:style-name="T3">What was the purpose of your program?</text:span></text:p>
            <text:p text:style-name="P6"/>
            <text:p text:style-name="P6"/>
            <text:p text:style-name="P6"/>
          </table:table-cell>
          <table:table-cell table:style-name="Table1.A1" office:value-type="string">
            <text:p text:style-name="P9">The purpose of this program is to play a guessing game with the user.</text:p>
          </table:table-cell>
        </table:table-row>
        <table:table-row table:style-name="Table1.1">
          <table:table-cell table:style-name="Table1.A1" office:value-type="string">
            <text:p text:style-name="P4"><text:span text:style-name="T3">How could your program be useful in the real world?</text:span></text:p>
            <text:p text:style-name="P6"/>
            <text:p text:style-name="P6"/>
          </table:table-cell>
          <table:table-cell table:style-name="Table1.A1" office:value-type="string">
            <text:p text:style-name="P9">It could be useful as a guessing game.</text:p>
          </table:table-cell>
        </table:table-row>
        <table:table-row table:style-name="Table1.1">
          <table:table-cell table:style-name="Table1.A1" office:value-type="string">
            <text:p text:style-name="P4"><text:span text:style-name="T3">What is a problem you ran into, and how did you fix it?</text:span></text:p>
            <text:p text:style-name="P6"/>
            <text:p text:style-name="P6"/>
          </table:table-cell>
          <table:table-cell table:style-name="Table1.A1" office:value-type="string">
            <text:p text:style-name="P9">A problem I ran into was defining the range properly, but after some trial and error I got it to work. </text:p>
          </table:table-cell>
        </table:table-row>
        <table:table-row table:style-name="Table1.1">
          <table:table-cell table:style-name="Table1.A1" office:value-type="string">
            <text:p text:style-name="P4"><text:span text:style-name="T3">Describe one thing you would do differently the next time you write a program. </text:span></text:p>
            <text:p text:style-name="P6"/>
            <text:p text:style-name="P6"/>
          </table:table-cell>
          <table:table-cell table:style-name="Table1.A1" office:value-type="string">
            <text:p text:style-name="P9">The next time I write a program I will be able to define ranges the first ti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loext:graphic-properties draw:fill-color="#ffffff"/>
      <style:paragraph-properties fo:margin-top="0.1665in" fo:margin-bottom="0.0417in" loext:contextual-spacing="false" fo:line-height="100%" fo:padding="0in" fo:border="none"/>
      <style:text-properties fo:font-variant="normal" fo:text-transform="none" fo:font-weight="bold" style:font-weight-asian="bold"/>
    </style:style>
    <style:style style:name="Title" style:family="paragraph" style:parent-style-name="normal" style:next-style-name="Standard" style:default-outline-level="" style:class="chapter">
      <loext:graphic-properties draw:fill-color="#ffffff"/>
      <style:paragraph-properties fo:margin-top="0.1665in" fo:margin-bottom="0.0417in" loext:contextual-spacing="false" fo:line-height="100%" fo:text-align="center" style:justify-single-word="false" fo:padding="0in" fo:border="non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loext:graphic-properties draw:fill-color="#ffffff"/>
      <style:paragraph-properties fo:margin-top="0in" fo:margin-bottom="0.0417in" loext:contextual-spacing="false" fo:line-height="100%" fo:text-align="center" style:justify-single-word="false" fo:padding="0in" fo:border="non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21T10:12:19.081160675</dc:date>
    <meta:editing-duration>PT8M57S</meta:editing-duration>
    <meta:editing-cycles>1</meta:editing-cycles>
    <meta:generator>LibreOffice/5.2.7.2$Linux_AARCH64 LibreOffice_project/20m0$Build-2</meta:generator>
    <meta:document-statistic meta:table-count="1" meta:image-count="0" meta:object-count="0" meta:page-count="5" meta:paragraph-count="116" meta:word-count="527" meta:character-count="3807" meta:non-whitespace-character-count="2833"/>
  </office:meta>
</office:document-meta>
</file>